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808080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svg:stroke-color="#ff0000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-color="#ff0000" draw:opacity="30%" draw:textarea-horizontal-align="justify" draw:textarea-vertical-align="middle" draw:auto-grow-height="false" draw:shadow-opacity="30%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draw:shadow-offset-x="0.203cm" draw:shadow-offset-y="0.203cm"/>
    </style:style>
    <style:style style:name="gr6" style:family="graphic" style:parent-style-name="objectwithoutfill">
      <style:graphic-properties draw:stroke="dash" draw:stroke-dash="Fine_20_Dashed"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-color="#e6e64c" draw:textarea-horizontal-align="justify" draw:textarea-vertical-align="middle" draw:auto-grow-height="false"/>
    </style:style>
    <style:style style:name="gr9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56cm" draw:fill="none" draw:textarea-vertical-align="middle"/>
    </style:style>
    <style:style style:name="gr12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padding-top="0.15cm" fo:padding-bottom="0.15cm" fo:padding-left="0.275cm" fo:padding-right="0.275cm" draw:shadow-offset-x="0.203cm" draw:shadow-offset-y="0.203cm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stroke="solid" draw:stroke-dash="Fine_20_Dashed" svg:stroke-width="0.051cm" svg:stroke-color="#ff0000" draw:marker-start="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stroke="dash" draw:stroke-dash="Ultrafine_20_Dashed" draw:fill="none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withoutfill">
      <style:graphic-properties svg:stroke-color="#008000" draw:marker-end="Small_20_Arrow" draw:marker-end-width="0.203cm" draw:fill="none" draw:textarea-vertical-align="middle"/>
    </style:style>
    <style:style style:name="gr19" style:family="graphic" style:parent-style-name="standard">
      <style:graphic-properties draw:stroke="none" draw:fill="none" fo:min-height="0.713cm"/>
    </style:style>
    <style:style style:name="gr20" style:family="graphic" style:parent-style-name="standard">
      <style:graphic-properties draw:stroke="none" draw:fill-color="#83caff" draw:textarea-horizontal-align="justify" draw:textarea-vertical-align="middle" draw:auto-grow-height="false"/>
    </style:style>
    <style:style style:name="gr2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xml:id="id8" draw:id="id8" draw:layer="layout" svg:width="2.026cm" svg:height="0.898cm" svg:x="15.434cm" svg:y="16.097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3.656cm" svg:y1="11.752cm" svg:x2="25.995cm" svg:y2="11.8cm" draw:start-shape="id1" draw:start-glue-point="3" draw:end-shape="id2" draw:end-glue-point="0" svg:d="M13656 11752l12339 48" svg:viewBox="0 0 12340 49">
          <text:p/>
        </draw:connector>
        <draw:connector draw:style-name="gr3" draw:text-style-name="P1" draw:layer="layout" draw:type="line" svg:x1="13.668cm" svg:y1="16.482cm" svg:x2="13.622cm" svg:y2="11.712cm" draw:start-shape="id3" draw:start-glue-point="2" svg:d="M13668 16482l-46-4770" svg:viewBox="0 0 47 4771">
          <text:p/>
        </draw:connector>
        <draw:custom-shape draw:style-name="gr4" draw:text-style-name="P1" draw:layer="layout" svg:width="1.078cm" svg:height="1.642cm" draw:transform="skewX (-0.00366519142918807) rotate (0.785398163397448) translate (22.235cm 15.629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4" draw:text-style-name="P1" draw:layer="layout" svg:width="1.078cm" svg:height="1.583cm" draw:transform="skewX (-0.00314159265358974) rotate (-2.35619449019235) translate (25.354cm 17.23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5" draw:text-style-name="P1" draw:layer="layout" svg:width="0.066cm" svg:height="0.675cm" draw:transform="skewX (0.0148352986419518) rotate (2.35619449019234) translate (24.547cm 18.1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067cm" svg:height="0.672cm" draw:transform="skewX (0.0296705972839036) rotate (2.35619449019234) translate (25.09cm 17.616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78cm" svg:height="0.576cm" draw:transform="skewX (-0.00523598775598301) rotate (0.785398163397448) translate (24.912cm 17.773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1" draw:text-style-name="P1" draw:layer="layout" svg:width="1.376cm" svg:height="1.205cm" draw:transform="skewX (-0.00575958653158132) rotate (0.785398163397448) translate (25.037cm 18.552cm)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2.581cm" svg:y1="14.924cm" svg:x2="23.958cm" svg:y2="16.208cm">
          <text:p/>
        </draw:line>
        <draw:line draw:style-name="gr6" draw:text-style-name="P1" draw:layer="layout" svg:x1="23.958cm" svg:y1="16.208cm" svg:x2="24.633cm" svg:y2="18.003cm">
          <text:p/>
        </draw:line>
        <draw:custom-shape draw:style-name="gr7" draw:text-style-name="P1" draw:layer="layout" svg:width="0.226cm" svg:height="1.572cm" draw:transform="skewX (0.00383972435438755) rotate (2.35619449019234) translate (23.377cm 17.06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1.559cm" svg:height="0.067cm" draw:transform="rotate (1.96349540849362) translate (26.293cm 12.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22.352cm" svg:y1="15.192cm" svg:x2="25.995cm" svg:y2="11.8cm" draw:end-shape="id2" draw:end-glue-point="0" svg:d="M22352 15192l3643-3392" svg:viewBox="0 0 3644 3393">
          <text:p/>
        </draw:connector>
        <draw:custom-shape draw:style-name="gr5" draw:text-style-name="P1" draw:layer="layout" svg:width="0.068cm" svg:height="0.674cm" svg:x="15.364cm" svg:y="11.0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068cm" svg:height="0.674cm" svg:x="15.364cm" svg:y="11.9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067cm" svg:height="0.674cm" svg:x="22.514cm" svg:y="11.0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067cm" svg:height="0.674cm" svg:x="22.51cm" svg:y="11.915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3.481cm" svg:y1="11.667cm" svg:x2="13.481cm" svg:y2="9.199cm" svg:d="M13481 11667v-2468" svg:viewBox="0 0 1 2469">
          <text:p/>
        </draw:connector>
        <draw:custom-shape draw:style-name="gr5" draw:text-style-name="P1" draw:layer="layout" svg:width="1.216cm" svg:height="0.067cm" svg:x="12.851cm" svg:y="9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795cm" svg:height="0.149cm" draw:transform="rotate (1.5707963267949) translate (22.481cm 16.463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23cm" svg:height="2.195cm" svg:x="22.33cm" svg:y="14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" draw:text-style-name="P1" draw:layer="layout" svg:width="1.554cm" svg:height="1.55cm" svg:x="20.131cm" svg:y="14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805cm" svg:height="1.952cm" draw:transform="rotate (-3.14159265358979) translate (21.783cm 16.827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line draw:style-name="gr11" draw:text-style-name="P1" draw:layer="layout" svg:x1="21.226cm" svg:y1="16.458cm" svg:x2="21.656cm" svg:y2="15.992cm">
            <text:p/>
          </draw:line>
        </draw:g>
        <draw:line draw:style-name="gr11" draw:text-style-name="P1" draw:layer="layout" svg:x1="20.984cm" svg:y1="15.604cm" svg:x2="22.11cm" svg:y2="15.604cm">
          <text:p/>
        </draw:line>
        <draw:custom-shape draw:style-name="gr9" draw:text-style-name="P1" draw:layer="layout" svg:width="0.541cm" svg:height="0.538cm" svg:x="20.737cm" svg:y="15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25cm" svg:height="0.225cm" svg:x="20.895cm" svg:y="15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3.601cm" svg:height="0.449cm" svg:x="19.309cm" svg:y="16.925cm">
          <text:p text:style-name="P1">XYZΦ-stage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601cm" svg:height="0.449cm" svg:x="20.593cm" svg:y="13.611cm">
          <text:p text:style-name="P1">Sample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602cm" svg:height="0.449cm" svg:x="19.75cm" svg:y="9.282cm">
          <text:p text:style-name="P1">Aperture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1.005cm" svg:y1="9.989cm" svg:x2="16.002cm" svg:y2="11.43cm">
          <text:p/>
        </draw:line>
        <draw:line draw:style-name="gr14" draw:text-style-name="P1" draw:layer="layout" svg:x1="21.905cm" svg:y1="9.989cm" svg:x2="22.13cm" svg:y2="11.335cm">
          <text:p/>
        </draw:line>
        <draw:custom-shape draw:style-name="gr13" draw:text-style-name="P1" draw:layer="layout" svg:width="3.602cm" svg:height="0.448cm" svg:x="14.294cm" svg:y="17.068cm">
          <text:p text:style-name="P1">He-Ne Laser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603cm" svg:height="0.448cm" svg:x="14.372cm" svg:y="13.585cm">
          <text:p text:style-name="P1">Co2 Laser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602cm" svg:height="0.447cm" svg:x="12.446cm" svg:y="10.414cm">
          <text:p text:style-name="P1">CaF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467cm" svg:height="0.433cm" svg:x="23.978cm" svg:y="19.638cm">
          <text:p text:style-name="P1">Detector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837cm" presentation:class="title" presentation:user-transformed="true">
          <draw:text-box>
            <text:p>光学系１</text:p>
          </draw:text-box>
        </draw:frame>
        <draw:g>
          <draw:custom-shape draw:style-name="gr8" draw:text-style-name="P1" draw:layer="layout" svg:width="4.993cm" svg:height="0.139cm" draw:transform="rotate (-1.5707963267949) translate (5.233cm 12.2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5.547cm" svg:height="0.485cm" draw:transform="rotate (-1.5707963267949) translate (5.094cm 11.94cm)">
            <text:p/>
            <draw:enhanced-geometry svg:viewBox="0 0 21600 21600" draw:type="rectangle" draw:enhanced-path="M 0 0 L 21600 0 21600 21600 0 21600 0 0 Z N"/>
          </draw:custom-shape>
        </draw:g>
        <draw:connector draw:style-name="gr6" draw:text-style-name="P1" xml:id="id4" draw:id="id4" draw:layer="layout" draw:type="line" svg:x1="5.269cm" svg:y1="12.713cm" svg:x2="7.219cm" svg:y2="14.715cm" svg:d="M5269 12713l1950 2002" svg:viewBox="0 0 1951 2003">
          <text:p/>
        </draw:connector>
        <draw:connector draw:style-name="gr15" draw:text-style-name="P1" draw:layer="layout" draw:type="line" svg:x1="7.195cm" svg:y1="10.645cm" svg:x2="5.269cm" svg:y2="12.713cm" draw:end-shape="id4" draw:end-glue-point="2" svg:d="M7195 10645l-1926 2068" svg:viewBox="0 0 1927 2069">
          <text:p/>
        </draw:connector>
        <draw:custom-shape draw:style-name="gr4" draw:text-style-name="P1" draw:layer="layout" svg:width="0.842cm" svg:height="2.571cm" draw:transform="skewX (0.00122173047639605) rotate (0.784700031696651) translate (4.933cm 16.953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13" draw:text-style-name="P1" draw:layer="layout" svg:width="2.815cm" svg:height="0.912cm" svg:x="7.607cm" svg:y="17.748cm">
          <text:p text:style-name="P1">Scattered</text:p>
          <text:p text:style-name="P1">light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814cm" svg:height="1.101cm" svg:x="7.608cm" svg:y="14.192cm">
          <text:p text:style-name="P1">Reflected</text:p>
          <text:p text:style-name="P1">light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815cm" svg:height="1.101cm" svg:x="7.195cm" svg:y="10.128cm">
          <text:p text:style-name="P1">Incident</text:p>
          <text:p text:style-name="P1">light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5.171cm" svg:y1="11.996cm" svg:x2="5.171cm" svg:y2="9.939cm">
          <text:p/>
        </draw:line>
        <draw:path draw:style-name="gr17" draw:text-style-name="P1" draw:layer="layout" svg:width="0.933cm" svg:height="0.423cm" draw:transform="rotate (0.109083078249646) translate (5.26024897778338cm 11.1860115302734cm)" svg:viewBox="0 0 934 424" svg:d="M0 16c335-76 648 130 881 342l53 66">
          <text:p/>
        </draw:path>
        <draw:custom-shape draw:style-name="gr13" draw:text-style-name="P2" draw:layer="layout" svg:width="2.815cm" svg:height="0.353cm" svg:x="4.58cm" svg:y="10.636cm">
          <text:p text:style-name="P1"><text:span text:style-name="T1">45°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5.269cm" svg:y1="13.287cm" svg:x2="5.233cm" svg:y2="15.019cm">
          <text:p/>
        </draw:line>
        <draw:line draw:style-name="gr16" draw:text-style-name="P1" draw:layer="layout" svg:x1="5.171cm" svg:y1="17.439cm" svg:x2="5.171cm" svg:y2="19.145cm">
          <text:p/>
        </draw:line>
        <draw:path draw:style-name="gr17" draw:text-style-name="P1" draw:layer="layout" svg:width="0.933cm" svg:height="0.423cm" draw:transform="rotate (3.03250957534015) translate (6.18881816392864cm 18.6506833349897cm)" svg:viewBox="0 0 934 424" svg:d="M934 16c-335-76-648 130-881 342l-53 66">
          <text:p/>
        </draw:path>
        <draw:custom-shape draw:style-name="gr13" draw:text-style-name="P2" draw:layer="layout" svg:width="2.815cm" svg:height="0.353cm" svg:x="4.613cm" svg:y="18.819cm">
          <text:p text:style-name="P1"><text:span text:style-name="T1">45°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5.094cm" svg:y1="16.859cm" svg:x2="5.233cm" svg:y2="16.859cm">
          <text:p/>
        </draw:line>
        <draw:line draw:style-name="gr17" draw:text-style-name="P1" draw:layer="layout" svg:x1="5.093cm" svg:y1="16.759cm" svg:x2="5.232cm" svg:y2="16.759cm">
          <text:p/>
        </draw:line>
        <draw:line draw:style-name="gr17" draw:text-style-name="P1" draw:layer="layout" svg:x1="5.092cm" svg:y1="16.659cm" svg:x2="5.231cm" svg:y2="16.659cm">
          <text:p/>
        </draw:line>
        <draw:line draw:style-name="gr17" draw:text-style-name="P1" draw:layer="layout" svg:x1="5.092cm" svg:y1="16.559cm" svg:x2="5.231cm" svg:y2="16.559cm">
          <text:p/>
        </draw:line>
        <draw:line draw:style-name="gr17" draw:text-style-name="P1" draw:layer="layout" svg:x1="5.092cm" svg:y1="16.359cm" svg:x2="5.231cm" svg:y2="16.359cm">
          <text:p/>
        </draw:line>
        <draw:line draw:style-name="gr17" draw:text-style-name="P1" draw:layer="layout" svg:x1="5.093cm" svg:y1="16.459cm" svg:x2="5.232cm" svg:y2="16.459cm">
          <text:p/>
        </draw:line>
        <draw:line draw:style-name="gr17" draw:text-style-name="P1" draw:layer="layout" svg:x1="5.092cm" svg:y1="16.959cm" svg:x2="5.231cm" svg:y2="16.959cm">
          <text:p/>
        </draw:line>
        <draw:line draw:style-name="gr17" draw:text-style-name="P1" draw:layer="layout" svg:x1="5.093cm" svg:y1="12.959cm" svg:x2="5.232cm" svg:y2="12.959cm">
          <text:p/>
        </draw:line>
        <draw:line draw:style-name="gr17" draw:text-style-name="P1" draw:layer="layout" svg:x1="5.092cm" svg:y1="12.859cm" svg:x2="5.231cm" svg:y2="12.859cm">
          <text:p/>
        </draw:line>
        <draw:line draw:style-name="gr17" draw:text-style-name="P1" draw:layer="layout" svg:x1="5.091cm" svg:y1="12.759cm" svg:x2="5.23cm" svg:y2="12.759cm">
          <text:p/>
        </draw:line>
        <draw:line draw:style-name="gr17" draw:text-style-name="P1" draw:layer="layout" svg:x1="5.091cm" svg:y1="12.659cm" svg:x2="5.23cm" svg:y2="12.659cm">
          <text:p/>
        </draw:line>
        <draw:line draw:style-name="gr17" draw:text-style-name="P1" draw:layer="layout" svg:x1="5.091cm" svg:y1="12.459cm" svg:x2="5.23cm" svg:y2="12.459cm">
          <text:p/>
        </draw:line>
        <draw:line draw:style-name="gr17" draw:text-style-name="P1" draw:layer="layout" svg:x1="5.092cm" svg:y1="12.559cm" svg:x2="5.231cm" svg:y2="12.559cm">
          <text:p/>
        </draw:line>
        <draw:line draw:style-name="gr17" draw:text-style-name="P1" draw:layer="layout" svg:x1="5.091cm" svg:y1="13.059cm" svg:x2="5.23cm" svg:y2="13.059cm">
          <text:p/>
        </draw:line>
        <draw:line draw:style-name="gr14" draw:text-style-name="P1" draw:layer="layout" svg:x1="3.818cm" svg:y1="15.872cm" svg:x2="4.945cm" svg:y2="12.782cm">
          <text:p/>
        </draw:line>
        <draw:line draw:style-name="gr14" draw:text-style-name="P1" draw:layer="layout" svg:x1="3.818cm" svg:y1="16.225cm" svg:x2="4.815cm" svg:y2="16.733cm">
          <text:p/>
        </draw:line>
        <draw:custom-shape draw:style-name="gr13" draw:text-style-name="P1" draw:layer="layout" svg:width="2.815cm" svg:height="0.353cm" svg:x="1.257cm" svg:y="15.772cm">
          <text:p text:style-name="P1">Grat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9.906cm" svg:height="10.668cm" svg:x="1.178cm" svg:y="9.32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2.648cm" svg:height="0.963cm" svg:x="4.726cm" svg:y="8.357cm">
          <draw:text-box>
            <text:p text:style-name="P1"><text:span text:style-name="T2">Sample</text:span></text:p>
          </draw:text-box>
        </draw:frame>
        <draw:frame presentation:style-name="pr2" draw:layer="layout" svg:width="24.762cm" svg:height="4.214cm" svg:x="1.4cm" svg:y="4.314cm" presentation:class="outline" presentation:user-transformed="true">
          <draw:text-box>
            <text:list text:style-name="L2">
              <text:list-header>
                <text:p><text:span text:style-name="T3">励起に用いるグレーティングと検出に用いるグレーティングでピッチを等しくした。このとき反射光と検出光の伝搬方向は同じ。</text:span></text:p>
                <text:p/>
                <text:p/>
              </text:list-header>
            </text:list>
          </draw:text-box>
        </draw:frame>
        <draw:line draw:style-name="gr11" draw:text-style-name="P1" draw:layer="layout" svg:x1="21.006cm" svg:y1="15.609cm" svg:x2="21.006cm" svg:y2="14.483cm">
          <text:p/>
        </draw:line>
        <draw:line draw:style-name="gr11" draw:text-style-name="P1" draw:layer="layout" svg:x1="26.492cm" svg:y1="10.27cm" svg:x2="25.366cm" svg:y2="10.27cm">
          <text:p/>
        </draw:line>
        <draw:custom-shape draw:style-name="gr13" draw:text-style-name="P1" draw:layer="layout" svg:width="3.601cm" svg:height="0.45cm" svg:x="24.072cm" svg:y="9.464cm">
          <text:p text:style-name="P1">X-stage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026cm" svg:height="0.898cm" svg:x="15.434cm" svg:y="14.1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1.215cm" svg:height="0.066cm" draw:transform="rotate (2.35619449019234) translate (14.051cm 16.9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5" draw:id="id5" draw:layer="layout" svg:width="1.216cm" svg:height="0.066cm" draw:transform="skewX (-0.0151843644923507) rotate (2.35619449019234) translate (12.623cm 15.1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" draw:id="id6" draw:layer="layout" svg:width="1.215cm" svg:height="0.066cm" draw:transform="rotate (0.785398163397448) translate (11.769cm 12.1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2.239cm" svg:y1="14.671cm" svg:x2="12.198cm" svg:y2="11.724cm" draw:start-shape="id5" draw:start-glue-point="2" draw:end-shape="id6" draw:end-glue-point="0" svg:d="M12239 14671l-41-2947" svg:viewBox="0 0 42 2948">
          <text:p/>
        </draw:connector>
        <draw:connector draw:style-name="gr2" draw:text-style-name="P1" draw:layer="layout" draw:type="line" svg:x1="12.239cm" svg:y1="14.671cm" svg:x2="15.434cm" svg:y2="14.641cm" draw:start-shape="id5" draw:start-glue-point="2" draw:end-shape="id7" draw:end-glue-point="3" svg:d="M12239 14671l3195-30" svg:viewBox="0 0 3196 31">
          <text:p/>
        </draw:connector>
        <draw:connector draw:style-name="gr2" draw:text-style-name="P1" draw:layer="layout" draw:type="line" svg:x1="13.622cm" svg:y1="16.529cm" svg:x2="15.434cm" svg:y2="16.546cm" draw:start-shape="id3" draw:start-glue-point="0" draw:end-shape="id8" draw:end-glue-point="3" svg:d="M13622 16529l1812 17" svg:viewBox="0 0 1813 18">
          <text:p/>
        </draw:connector>
        <draw:connector draw:style-name="gr2" draw:text-style-name="P1" draw:layer="layout" draw:type="line" svg:x1="12.193cm" svg:y1="11.765cm" svg:x2="13.33cm" svg:y2="11.765cm" svg:d="M12193 11765h1137" svg:viewBox="0 0 1138 1">
          <text:p/>
        </draw:connector>
        <draw:custom-shape draw:style-name="gr20" draw:text-style-name="P1" xml:id="id1" draw:id="id1" draw:layer="layout" svg:width="0.226cm" svg:height="1.573cm" draw:transform="skewX (-0.00191986217719378) rotate (2.35619449019234) translate (13.1cm 12.307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90_20_Degrees" draw:display-name="Black 90 Degrees" draw:style="single" draw:color="#000000" draw:distance="0.102cm" draw:rotation="900"/>
    <draw:marker draw:name="Arrow" svg:viewBox="0 0 20 30" svg:d="M10 0l-10 30h20z"/>
    <draw:marker draw:name="Small_20_Arrow" draw:display-name="Small Arrow" svg:viewBox="0 0 1321 3493" svg:d="M1321 3493h-1321l702-349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6T02:18:56.508947665</meta:creation-date>
    <dc:date>2015-06-25T23:29:57.155100228</dc:date>
    <meta:editing-duration>P1DT16H48M38S</meta:editing-duration>
    <meta:editing-cycles>72</meta:editing-cycles>
    <meta:generator>LibreOffice/4.2.8.2$Linux_x86 LibreOffice_project/420m0$Build-2</meta:generator>
    <meta:document-statistic meta:object-count="110"/>
  </office:meta>
</office:document-meta>
</file>